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appName</text:p>
          </table:table-cell>
          <table:table-cell table:number-columns-repeated="2"/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sourceTCPFlagsDescription</text:p>
          </table:table-cell>
          <table:table-cell table:number-columns-repeated="2"/>
          <table:table-cell office:value-type="string" calcext:value-type="string">
            <text:p>protocolName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known_UD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,S,R,P,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dp_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* OK Still here* OK Still he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ImageTransf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2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,S,P,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cp_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string" calcext:value-type="string">
            <text:p>HTTP/11 200 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2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,R,P,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  <table:table-cell table:number-columns-repeated="4"/>
          <table:table-cell office:value-type="string" calcext:value-type="string">
            <text:p>HTTP/11 200 OKConnection closeDate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TTPWe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,S,R,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cmp_ip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ureWe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,R,P,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gmp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H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S,P,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pv6icmp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P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,R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P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F,P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tBIOS-I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F,S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indowsFileSharing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F,R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TP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F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MTP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S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ebMediaDocuments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P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TP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R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scApplicatio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R,P,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CM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GM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nknown_TCP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ebMediaDocumen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S,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TP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CMP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iscApplication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ebMediaAudi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-Por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NS-Por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SN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formula="of:=IF([.H31]&lt;&gt;&quot;0&quot;;&quot;1&quot;;&quot;0&quot;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formula="of:=IF([.H32]&lt;&gt;&quot;0&quot;;&quot;1&quot;;&quot;0&quot;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ie.css" type="text/css" media="all"&gt;&lt;![endif]--&gt;&lt;meta http-equi</text:p>
          </table:table-cell>
          <table:table-cell table:formula="of:=IF([.H33]&lt;&gt;&quot;0&quot;;&quot;1&quot;;&quot;0&quot;)" office:value-type="string" office:string-value="1" calcext:value-type="string">
            <text:p>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formula="of:=IF([.H34]&lt;&gt;&quot;0&quot;;&quot;1&quot;;&quot;0&quot;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.L.......addons.mozilla.org.........amo.glb.mozilla</text:p>
          </table:table-cell>
          <table:table-cell table:formula="of:=IF([.H35]&lt;&gt;&quot;0&quot;;&quot;1&quot;;&quot;0&quot;)" office:value-type="string" office:string-value="1" calcext:value-type="string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6:13:13.10861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1:20:12.968722972</meta:creation-date>
    <dc:date>2022-08-09T16:16:34.327163901</dc:date>
    <meta:editing-duration>P1DT2H16M30S</meta:editing-duration>
    <meta:editing-cycles>38</meta:editing-cycles>
    <meta:generator>LibreOffice/6.4.7.2$Linux_X86_64 LibreOffice_project/40$Build-2</meta:generator>
    <meta:document-statistic meta:table-count="1" meta:cell-count="133" meta:object-count="0"/>
  </office:meta>
</office:document-meta>
</file>